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8pt" fo:font-weight="bold" officeooo:paragraph-rsid="002b740b"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officeooo:rsid="0023cbce" officeooo:paragraph-rsid="0023cbc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bold" officeooo:rsid="0027b219" officeooo:paragraph-rsid="0023cbce"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officeooo:rsid="0023cbce" officeooo:paragraph-rsid="0023cbce" style:font-weight-asian="bold" style:font-weight-complex="bold"/>
    </style:style>
    <style:style style:name="P5" style:family="paragraph" style:parent-style-name="Standard">
      <style:paragraph-properties fo:text-align="justify" style:justify-single-word="false"/>
      <style:text-properties fo:font-weight="bold" officeooo:rsid="0023cbce" officeooo:paragraph-rsid="0023cbce" style:font-weight-asian="bold" style:font-weight-complex="bold"/>
    </style:style>
    <style:style style:name="P6" style:family="paragraph" style:parent-style-name="Heading_20_3">
      <style:paragraph-properties fo:text-align="justify" style:justify-single-word="false"/>
      <style:text-properties fo:font-weight="bold" officeooo:rsid="0023cbce" officeooo:paragraph-rsid="0023cbce" style:font-weight-asian="bold" style:font-weight-complex="bold"/>
    </style:style>
    <style:style style:name="P7" style:family="paragraph" style:parent-style-name="Text_20_body" style:list-style-name="L1"/>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2"/>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3"/>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list-style-name="L4"/>
    <style:style style:name="P14" style:family="paragraph" style:parent-style-name="Text_20_body" style:list-style-name="L5">
      <style:paragraph-properties fo:margin-top="0in" fo:margin-bottom="0in" style:contextual-spacing="false"/>
    </style:style>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paragraph-properties fo:margin-top="0in" fo:margin-bottom="0in" style:contextual-spacing="false"/>
    </style:style>
    <style:style style:name="P18" style:family="paragraph" style:parent-style-name="Text_20_body" style:list-style-name="L7"/>
    <style:style style:name="P19" style:family="paragraph" style:parent-style-name="Standard">
      <style:paragraph-properties fo:text-align="justify" style:justify-single-word="false"/>
      <style:text-properties fo:font-weight="bold" officeooo:rsid="001a2341" officeooo:paragraph-rsid="001a2341" style:font-weight-asian="bold" style:font-weight-complex="bold"/>
    </style:style>
    <style:style style:name="P20" style:family="paragraph" style:parent-style-name="Standard">
      <style:paragraph-properties fo:text-align="justify" style:justify-single-word="false"/>
      <style:text-properties fo:font-weight="normal" officeooo:rsid="001a2341" officeooo:paragraph-rsid="001a2341" style:font-weight-asian="normal" style:font-weight-complex="normal"/>
    </style:style>
    <style:style style:name="P21" style:family="paragraph" style:parent-style-name="Standard">
      <style:paragraph-properties fo:text-align="justify" style:justify-single-word="false"/>
      <style:text-properties officeooo:paragraph-rsid="001bdeb5"/>
    </style:style>
    <style:style style:name="P22" style:family="paragraph" style:parent-style-name="Standard">
      <style:paragraph-properties fo:text-align="justify" style:justify-single-word="false"/>
      <style:text-properties fo:font-weight="normal" officeooo:rsid="001a2341" officeooo:paragraph-rsid="001bdeb5" style:font-weight-asian="normal" style:font-weight-complex="normal"/>
    </style:style>
    <style:style style:name="P23" style:family="paragraph" style:parent-style-name="Standard">
      <style:paragraph-properties fo:text-align="justify" style:justify-single-word="false"/>
      <style:text-properties fo:font-weight="normal" officeooo:rsid="001a2341" officeooo:paragraph-rsid="00207f6a" style:font-weight-asian="normal" style:font-weight-complex="normal"/>
    </style:style>
    <style:style style:name="P24" style:family="paragraph" style:parent-style-name="Standard">
      <style:paragraph-properties fo:text-align="justify" style:justify-single-word="false"/>
      <style:text-properties fo:font-weight="bold" officeooo:rsid="0020a879" officeooo:paragraph-rsid="0020a879" style:font-weight-asian="bold" style:font-weight-complex="bold"/>
    </style:style>
    <style:style style:name="P25" style:family="paragraph" style:parent-style-name="Standard">
      <style:paragraph-properties fo:text-align="justify" style:justify-single-word="false"/>
      <style:text-properties fo:font-weight="normal" officeooo:rsid="0020a879" officeooo:paragraph-rsid="0020a879" style:font-weight-asian="normal" style:font-weight-complex="normal"/>
    </style:style>
    <style:style style:name="P26" style:family="paragraph" style:parent-style-name="Standard">
      <style:paragraph-properties fo:text-align="justify" style:justify-single-word="false"/>
      <style:text-properties fo:font-weight="normal" officeooo:rsid="00234bbc" officeooo:paragraph-rsid="00234bbc" style:font-weight-asian="normal" style:font-weight-complex="normal"/>
    </style:style>
    <style:style style:name="P27" style:family="paragraph" style:parent-style-name="Standard">
      <style:paragraph-properties fo:text-align="justify" style:justify-single-word="false"/>
      <style:text-properties fo:font-weight="bold" officeooo:rsid="00234bbc" officeooo:paragraph-rsid="00234bbc" style:font-weight-asian="bold" style:font-weight-complex="bold"/>
    </style:style>
    <style:style style:name="P28" style:family="paragraph" style:parent-style-name="Standard">
      <style:paragraph-properties fo:text-align="justify" style:justify-single-word="false"/>
      <style:text-properties officeooo:paragraph-rsid="00234bbc"/>
    </style:style>
    <style:style style:name="P29" style:family="paragraph" style:parent-style-name="Heading_20_3">
      <style:paragraph-properties fo:text-align="justify" style:justify-single-word="false"/>
      <style:text-properties officeooo:paragraph-rsid="00234bbc"/>
    </style:style>
    <style:style style:name="P30" style:family="paragraph" style:parent-style-name="Standard">
      <style:paragraph-properties fo:text-align="justify" style:justify-single-word="false"/>
      <style:text-properties fo:font-weight="normal" officeooo:paragraph-rsid="00234bbc" style:font-weight-asian="normal" style:font-weight-complex="normal"/>
    </style:style>
    <style:style style:name="P31" style:family="paragraph" style:parent-style-name="Standard">
      <style:paragraph-properties fo:text-align="justify" style:justify-single-word="false"/>
      <style:text-properties fo:font-weight="bold" officeooo:rsid="0023c51b" officeooo:paragraph-rsid="0023c51b" style:font-weight-asian="bold" style:font-weight-complex="bold"/>
    </style:style>
    <style:style style:name="P32" style:family="paragraph" style:parent-style-name="Standard">
      <style:paragraph-properties fo:text-align="justify" style:justify-single-word="false"/>
      <style:text-properties fo:font-weight="normal" officeooo:rsid="0023c51b" officeooo:paragraph-rsid="0023c51b" style:font-weight-asian="normal" style:font-weight-complex="normal"/>
    </style:style>
    <style:style style:name="P33" style:family="paragraph" style:parent-style-name="Standard">
      <style:paragraph-properties fo:text-align="justify" style:justify-single-word="false"/>
      <style:text-properties fo:font-weight="normal" officeooo:rsid="0023cbce" officeooo:paragraph-rsid="0023c51b" style:font-weight-asian="normal" style:font-weight-complex="normal"/>
    </style:style>
    <style:style style:name="T1" style:family="text">
      <style:text-properties fo:language="zxx" fo:country="none" officeooo:rsid="0027e547" style:language-asian="zxx" style:country-asian="none" style:language-complex="zxx" style:country-complex="none"/>
    </style:style>
    <style:style style:name="T2" style:family="text">
      <style:text-properties fo:language="zxx" fo:country="none" fo:font-weight="normal" officeooo:rsid="0027e547" style:language-asian="zxx" style:country-asian="none" style:font-weight-asian="normal" style:language-complex="zxx" style:country-complex="none" style:font-weight-complex="normal"/>
    </style:style>
    <style:style style:name="T3" style:family="text">
      <style:text-properties fo:font-weight="normal" officeooo:rsid="0027e547" style:font-weight-asian="normal" style:font-weight-complex="normal"/>
    </style:style>
    <style:style style:name="T4" style:family="text">
      <style:text-properties fo:font-weight="normal" officeooo:rsid="002b740b" style:font-weight-asian="normal" style:font-weight-complex="normal"/>
    </style:style>
    <style:style style:name="T5" style:family="text">
      <style:text-properties officeooo:rsid="0027e547"/>
    </style:style>
    <style:style style:name="T6" style:family="text">
      <style:text-properties fo:font-weight="normal" style:font-weight-asian="normal" style:font-weight-complex="normal"/>
    </style:style>
    <style:style style:name="T7" style:family="text">
      <style:text-properties fo:font-weight="normal" officeooo:rsid="0029ad49" style:font-weight-asian="normal" style:font-weight-complex="normal"/>
    </style:style>
    <style:style style:name="T8" style:family="text">
      <style:text-properties fo:font-weight="normal" officeooo:rsid="001a2341" style:font-weight-asian="normal" style:font-weight-complex="normal"/>
    </style:style>
    <style:style style:name="T9" style:family="text">
      <style:text-properties fo:font-weight="normal" officeooo:rsid="001bdeb5" style:font-weight-asian="normal" style:font-weight-complex="normal"/>
    </style:style>
    <style:style style:name="T10" style:family="text">
      <style:text-properties officeooo:rsid="001bdeb5"/>
    </style:style>
    <style:style style:name="T11" style:family="text">
      <style:text-properties officeooo:rsid="00207f6a"/>
    </style:style>
    <style:style style:name="T12" style:family="text">
      <style:text-properties officeooo:rsid="002291dd"/>
    </style:style>
    <style:style style:name="T13" style:family="text">
      <style:text-properties fo:font-weight="normal" officeooo:rsid="00234bbc" style:font-weight-asian="normal" style:font-weight-complex="normal"/>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normal" officeooo:rsid="00234bbc" style:font-size-asian="12pt" style:font-weight-asian="normal" style:font-size-complex="12pt"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ocumentation </text:span></text:p>
      <text:p text:style-name="P1"><text:span text:style-name="T1">for</text:span></text:p>
      <text:p text:style-name="P1"><text:span text:style-name="T1"><text:s/></text:span><text:span text:style-name="T2">CGPA Calculator/</text:span><text:span text:style-name="T3">Калкулатор изчисляване на </text:span><text:span text:style-name="T4">ср. оценка</text:span></text:p>
      <text:p text:style-name="P2"><text:span text:style-name="T5">Author</text:span>/Автор: <text:span text:style-name="T3">Denislav Georgiev/</text:span><text:span text:style-name="T6">Денислав Георгиев</text:span></text:p>
      <text:p text:style-name="P2"><text:span text:style-name="T5">Language/</text:span>Език: <text:span text:style-name="T7">English/Български</text:span></text:p>
      <text:p text:style-name="P3"/>
      <text:p text:style-name="P4"/>
      <text:p text:style-name="P5">(English)</text:p>
      <text:h text:style-name="P6" text:outline-level="3"><text:span text:style-name="Strong_20_Emphasis">1. Description</text:span></text:h>
      <text:p text:style-name="Text_20_body">The program calculates the Cumulative Grade Point Average (CGPA) of a student based on their grade (A-F), the number of courses completed, and the time spent (h) in each course. It allows the user to enter data for the student, their courses, grades, and credits, then calculates and displays the student’s CGPA. Additionally, the program outputs a list of all courses and their grades.</text:p>
      <text:h text:style-name="Heading_20_3" text:outline-level="3"><text:span text:style-name="Strong_20_Emphasis">2. Code Structure</text:span></text:h>
      <text:p text:style-name="Text_20_body">The program is divided into 4 main files:</text:p>
      <text:list text:style-name="L1">
        <text:list-item>
          <text:p text:style-name="P7"><text:span text:style-name="Strong_20_Emphasis">“main.cpp”</text:span>: The main file of the program, which contains the main function and handles interaction with the user.</text:p>
        </text:list-item>
        <text:list-item>
          <text:p text:style-name="P7"><text:span text:style-name="Strong_20_Emphasis">“student.h”</text:span>: Header file containing the definition of the <text:span text:style-name="Source_20_Text">Student</text:span> class, which manages information about the student and their courses.</text:p>
        </text:list-item>
        <text:list-item>
          <text:p text:style-name="P7"><text:span text:style-name="Strong_20_Emphasis">“student.cpp”</text:span>: Implementation of the methods of the <text:span text:style-name="Source_20_Text">Student</text:span> class.</text:p>
        </text:list-item>
        <text:list-item>
          <text:p text:style-name="P7"><text:span text:style-name="Strong_20_Emphasis">“course.h”</text:span>: Header file for the <text:span text:style-name="Source_20_Text">Course</text:span> class, which contains information about individual courses of the student (name, credits, grade).</text:p>
        </text:list-item>
        <text:list-item>
          <text:p text:style-name="P7"><text:span text:style-name="Strong_20_Emphasis">“course.cpp”</text:span>: Implementation of the methods of the <text:span text:style-name="Source_20_Text">Course</text:span> class.</text:p>
        </text:list-item>
      </text:list>
      <text:h text:style-name="Heading_20_3" text:outline-level="3"><text:span text:style-name="Strong_20_Emphasis">3. Description of Classes and Functions</text:span></text:h>
      <text:p text:style-name="Text_20_body"><text:span text:style-name="Strong_20_Emphasis">Course Class</text:span>: Represents a course that the student may choose. It contains information about the course name, credits, and grade.</text:p>
      <text:list text:style-name="L2">
        <text:list-item>
          <text:p text:style-name="P8">Methods:</text:p>
          <text:list>
            <text:list-item>
              <text:p text:style-name="P8"><text:span text:style-name="Source_20_Text">Course(string courseName, int credits, char courseGrade)</text:span>: Constructor that initializes a <text:span text:style-name="Source_20_Text">Course</text:span> object.</text:p>
            </text:list-item>
            <text:list-item>
              <text:p text:style-name="P8"><text:span text:style-name="Source_20_Text">string getName() const</text:span>: Returns the name of the course.</text:p>
            </text:list-item>
            <text:list-item>
              <text:p text:style-name="P8"><text:span text:style-name="Source_20_Text">int getCreditHours() const</text:span>: Returns the number of credits for the course.</text:p>
            </text:list-item>
            <text:list-item>
              <text:p text:style-name="P8"><text:span text:style-name="Source_20_Text">char getGrade() const</text:span>: Returns the grade for the course.</text:p>
            </text:list-item>
            <text:list-item>
              <text:p text:style-name="P9"><text:span text:style-name="Source_20_Text">double getGradePoint() const</text:span>: Converts the letter grade to a grade point based on the 4-point system.</text:p>
            </text:list-item>
          </text:list>
        </text:list-item>
      </text:list>
      <text:p text:style-name="Text_20_body"><text:span text:style-name="Strong_20_Emphasis"/></text:p>
      <text:p text:style-name="Text_20_body"><text:span text:style-name="Strong_20_Emphasis"/></text:p>
      <text:p text:style-name="Text_20_body"><text:soft-page-break/><text:span text:style-name="Strong_20_Emphasis">Student Class</text:span>: Represents a student with their courses, credits, and grades.</text:p>
      <text:list text:style-name="L3">
        <text:list-item>
          <text:p text:style-name="P10">Methods:</text:p>
          <text:list>
            <text:list-item>
              <text:p text:style-name="P10"><text:span text:style-name="Source_20_Text">Student(string studentName)</text:span>: Constructor that initializes a <text:span text:style-name="Source_20_Text">Student</text:span> object.</text:p>
            </text:list-item>
            <text:list-item>
              <text:p text:style-name="P10"><text:span text:style-name="Source_20_Text">void addCourse(string courseName, int creditHours, char grade)</text:span>: Adds a new course to the student's list of courses.</text:p>
            </text:list-item>
            <text:list-item>
              <text:p text:style-name="P10"><text:span text:style-name="Source_20_Text">void displayCourses() const</text:span>: Displays the list of the student’s courses.</text:p>
            </text:list-item>
            <text:list-item>
              <text:p text:style-name="P10"><text:span text:style-name="Source_20_Text">string getName() const</text:span>: Returns the name of the student.</text:p>
            </text:list-item>
            <text:list-item>
              <text:p text:style-name="P11"><text:span text:style-name="Source_20_Text">double calculateGPA() const</text:span>: Calculates the student’s GPA (Grade Point Average) based on their courses and credits.</text:p>
            </text:list-item>
          </text:list>
        </text:list-item>
      </text:list>
      <text:p text:style-name="Text_20_body"><text:span text:style-name="Strong_20_Emphasis">Main Function</text:span>:</text:p>
      <text:list text:style-name="L4">
        <text:list-item>
          <text:p text:style-name="P12">The user enters data for the student and their courses.</text:p>
        </text:list-item>
        <text:list-item>
          <text:p text:style-name="P12">The program collects data for each course (name, credits, grade).</text:p>
        </text:list-item>
        <text:list-item>
          <text:p text:style-name="P13">The program outputs the information about the student’s courses and calculates the CGPA.</text:p>
        </text:list-item>
      </text:list>
      <text:h text:style-name="Heading_20_3" text:outline-level="3"><text:span text:style-name="Strong_20_Emphasis">4. Program Usage</text:span></text:h>
      <text:list text:style-name="L5">
        <text:list-item>
          <text:p text:style-name="P14">a) Run the program from the terminal or IDE.</text:p>
        </text:list-item>
        <text:list-item>
          <text:p text:style-name="P14">b) Enter the name of the student when prompted.</text:p>
        </text:list-item>
        <text:list-item>
          <text:p text:style-name="P14">c) Enter the number of courses the student has.</text:p>
        </text:list-item>
        <text:list-item>
          <text:p text:style-name="P14">d) For each course:</text:p>
          <text:list>
            <text:list-item>
              <text:p text:style-name="P14">Enter the course name.</text:p>
            </text:list-item>
            <text:list-item>
              <text:p text:style-name="P14">Enter the number of credits for the course.</text:p>
            </text:list-item>
            <text:list-item>
              <text:p text:style-name="P14">Enter the grade (the letter grade from 'A' to 'F').</text:p>
            </text:list-item>
          </text:list>
        </text:list-item>
        <text:list-item>
          <text:p text:style-name="P15">e) The program will calculate and display the student’s GPA.</text:p>
        </text:list-item>
      </text:list>
      <text:h text:style-name="Heading_20_3" text:outline-level="3"><text:span text:style-name="Strong_20_Emphasis">5. Errors and Remarks</text:span></text:h>
      <text:list text:style-name="L6">
        <text:list-item>
          <text:p text:style-name="P16"><text:span text:style-name="Strong_20_Emphasis">Invalid Grade Input</text:span>: The program only accepts grades from A to F. If an invalid grade is entered, the user will be prompted to enter a valid value.</text:p>
        </text:list-item>
        <text:list-item>
          <text:p text:style-name="P16"><text:span text:style-name="Strong_20_Emphasis">Course Count</text:span>: The program does not accept negative numbers for the number of courses.</text:p>
        </text:list-item>
        <text:list-item>
          <text:p text:style-name="P16"><text:span text:style-name="Strong_20_Emphasis">GPA Calculation with 0 Credits</text:span>: If no courses are entered (i.e., 0 credits), the program will give a GPA of 0, which may not be logical.</text:p>
        </text:list-item>
        <text:list-item>
          <text:p text:style-name="P16"><text:span text:style-name="Strong_20_Emphasis">Limited Course Addition</text:span>: The program does not check whether the student has added more than one course with the same name.</text:p>
        </text:list-item>
        <text:list-item>
          <text:p text:style-name="P16"><text:span text:style-name="Strong_20_Emphasis">Grades with Plus or Minus</text:span>: The program does not support grades with pluses or minuses, such as "A+", "B-", etc.</text:p>
        </text:list-item>
        <text:list-item>
          <text:p text:style-name="P16"><text:span text:style-name="Strong_20_Emphasis">No Long-term Data Storage</text:span>: The program does not store information about students or courses for the long term. If the program is closed, all data is lost.</text:p>
        </text:list-item>
      </text:list>
      <text:h text:style-name="Heading_20_3" text:outline-level="3"><text:span text:style-name="Strong_20_Emphasis">6. Future Improvements</text:span></text:h>
      <text:list text:style-name="L7">
        <text:list-item>
          <text:p text:style-name="P17">Adding a graphical user interface (GUI) to make the program more user-friendly.</text:p>
        </text:list-item>
        <text:list-item>
          <text:p text:style-name="P18">Adding the ability to save data to a file</text:p>
        </text:list-item>
      </text:list>
      <text:p text:style-name="P4"><text:soft-page-break/></text:p>
      <text:p text:style-name="P5">(Български)</text:p>
      <text:p text:style-name="P19">1. Описание на действие</text:p>
      <text:p text:style-name="P20">Програмата изчислява кумулативният среден успех (CGPA) на даден студент спрямо оценката (A-F), броят на изкараните курсове и прекараното време (h) в даден курс. Тя позволява на потребителя да въведе данни за студент, курсовете му, тяхната оценка и кредити, след което изчислява и показва CGPA на студента. Освен това, програмата извежда списък с всички курсове и техните оценки. </text:p>
      <text:p text:style-name="P20"/>
      <text:p text:style-name="P20"/>
      <text:p text:style-name="P19">2. Структура на кодът</text:p>
      <text:p text:style-name="P20">Програмата е разпределена в 4 основни файла:</text:p>
      <text:p text:style-name="P20"/>
      <text:p text:style-name="P20">- “main.cpp”: Основният файл на програмата, който съдържа основната функция и осъществява взаимодействието с потребителя.</text:p>
      <text:p text:style-name="P20"/>
      <text:p text:style-name="P20">- “student.h”: Заглавен файл, който съдържа дефиницията на класа `Student`, който управлява информацията за студента и курсовете му.</text:p>
      <text:p text:style-name="P20"/>
      <text:p text:style-name="P20">- “student.cpp”: Реализация на методите от класа `Student`.</text:p>
      <text:p text:style-name="P20"/>
      <text:p text:style-name="P20">- “course.h”: Заглавен файл за класа `Course`, който съдържа информация за отделните курсове на студента (име, кредити, оценка).</text:p>
      <text:p text:style-name="P20"/>
      <text:p text:style-name="P20">- “course.cpp”: Реализация на методите от класа `Course`.</text:p>
      <text:p text:style-name="P20"/>
      <text:p text:style-name="P20"/>
      <text:p text:style-name="P19">3. Описание на класовете и функциите</text:p>
      <text:p text:style-name="P20">Клас Course: Представлява един курс, който студентът може да избере. Съдържа информация за името на курса, кредити и оценка.</text:p>
      <text:p text:style-name="P21"><text:span text:style-name="T8">- Методи:</text:span></text:p>
      <text:p text:style-name="P21"><text:span text:style-name="T9">а) </text:span><text:span text:style-name="T8">Course(string courseName, int credits, char courseGrade): Конструктор, който инициализира обект от типа Course.</text:span></text:p>
      <text:p text:style-name="P20"><text:span text:style-name="T10">б) </text:span>string getName() const: Връща името на курса.</text:p>
      <text:p text:style-name="P20"><text:span text:style-name="T10">в) </text:span>int getCreditHours() const: Връща броя на кредитите на курса.</text:p>
      <text:p text:style-name="P22"><text:span text:style-name="T10">г) </text:span>char getGrade() const: Връща оценката за курса.</text:p>
      <text:p text:style-name="P22"><text:span text:style-name="T10">д) </text:span>double getGradePoint() const: Превръща оценката в оценка по 4-обалната система.</text:p>
      <text:p text:style-name="P20"/>
      <text:p text:style-name="P20">Клас Student: Представлява студент с неговите курсове, кредити и оценки.</text:p>
      <text:p text:style-name="P23">- Методи:</text:p>
      <text:p text:style-name="P23"><text:span text:style-name="T11">a) </text:span>Student(string studentName): Конструктор, който инициализира обект от типа Student.</text:p>
      <text:p text:style-name="P23"><text:span text:style-name="T11">б) v</text:span>oid addCourse(string courseName, int creditHours, char grade): Добавя нов курс към списъка на курсовете на студента.</text:p>
      <text:p text:style-name="P23"><text:span text:style-name="T11">в) </text:span>void displayCourses() const: Извежда списъка с курсове на студента.</text:p>
      <text:p text:style-name="P23"><text:span text:style-name="T11">г)</text:span> string getName() const: Връща името на студента.</text:p>
      <text:p text:style-name="P23"><text:span text:style-name="T11">д) </text:span>double calculateGPA() const: Изчислява GPA (оценка по 4-обалната система) на студента на базата на курсовете и техните кредити.</text:p>
      <text:p text:style-name="P20"/>
      <text:p text:style-name="P20">Основна функция main</text:p>
      <text:p text:style-name="P20">- Потребителят въвежда данни за студента и курсовете му.</text:p>
      <text:p text:style-name="P20">- Програмата събира данни за всеки курс (име, кредити, оценка).</text:p>
      <text:p text:style-name="P20">- Програмата извежда информация за курсовете на студента и изчислява CGPA.</text:p>
      <text:p text:style-name="P20"><text:soft-page-break/></text:p>
      <text:p text:style-name="P20"/>
      <text:p text:style-name="P24">4. Използване на програмата</text:p>
      <text:p text:style-name="P25"><text:span text:style-name="T12">а)</text:span> Стартирайте програмата от терминала или IDE.</text:p>
      <text:p text:style-name="P25"><text:span text:style-name="T12">б)</text:span> Въведете името на студента, когато бъдете попитани.</text:p>
      <text:p text:style-name="P25"><text:span text:style-name="T12">в)</text:span> Въведете броя на курсовете, които студентът има.</text:p>
      <text:p text:style-name="P25"><text:span text:style-name="T12">г)</text:span> За всеки курс:</text:p>
      <text:p text:style-name="P25"><text:s text:c="4"/>- Въведете името на курса.</text:p>
      <text:p text:style-name="P25"><text:s text:c="4"/>- Въведете броя на кредитите на курса.</text:p>
      <text:p text:style-name="P25"><text:s text:c="4"/>- Въведете оценката (буквената оценка от 'A' до 'F').</text:p>
      <text:p text:style-name="P25"><text:span text:style-name="T12">д)</text:span> Програмата ще изчисли и покаже GPA на студента.</text:p>
      <text:p text:style-name="P25"/>
      <text:p text:style-name="P26"/>
      <text:p text:style-name="P27">5. Грешки и забележки</text:p>
      <text:p text:style-name="P26">- Грешка при въвеждане на оценка: Програмата приема само букви от A до F. Ако въведете невалидна оценка, ще бъдете подканени да въведете правилна стойност.</text:p>
      <text:p text:style-name="P26"/>
      <text:p text:style-name="P26">- Брой курсове: Програмата не приема отрицателни числа за броя на курсовете.</text:p>
      <text:p text:style-name="P26"/>
      <text:p text:style-name="P28"><text:span text:style-name="T13">- Проблеми с изчисляването на GPA при 0 кредити: </text:span>Ако няма въведени курсове (т.е. 0 кредита), програмата ще даде на потребителя 0 GPA, което може да не е логично.</text:p>
      <text:p text:style-name="P28"/>
      <text:p text:style-name="P28"><text:span text:style-name="T6">- </text:span><text:span text:style-name="Strong_20_Emphasis"><text:span text:style-name="T6">Ограниченост при добавяне на курсове:</text:span></text:span> Програмата не проверява дали студентът е добавил повече от един курс с едно и също име.</text:p>
      <text:h text:style-name="P29" text:outline-level="3"><text:span text:style-name="Strong_20_Emphasis">- </text:span><text:span text:style-name="Strong_20_Emphasis"><text:span text:style-name="T14">Оценки с плюсове или минус</text:span></text:span><text:span text:style-name="Strong_20_Emphasis"><text:span text:style-name="T15">и: </text:span></text:span><text:span text:style-name="T14">Програмата не поддържа оценките с плюсове или минуси, като "A+", "B-", и т.н.</text:span></text:h>
      <text:p text:style-name="P28">- <text:span text:style-name="Strong_20_Emphasis"><text:span text:style-name="T6">Не е дефиниран механизм за съхранение на данни:</text:span></text:span><text:span text:style-name="T6"> Програмата не съхранява информацията за студентите или курсовете в дългосрочен план. Ако програмата бъде затворена, всички данни се губят.</text:span></text:p>
      <text:p text:style-name="P30"/>
      <text:p text:style-name="P31">6. Бъдещи подобрения</text:p>
      <text:p text:style-name="P32">- Добавяне на графичен интерфейс (GUI), за да бъде програмата по-удобна за използване.</text:p>
      <text:p text:style-name="P32">- Добавяне на възможност за запазване на данни в файл.</text:p>
      <text:p text:style-name="P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4T19:47:30.332935253</meta:creation-date>
    <dc:date>2025-03-04T20:24:45.496305206</dc:date>
    <meta:editing-duration>PT25M49S</meta:editing-duration>
    <meta:editing-cycles>17</meta:editing-cycles>
    <meta:generator>LibreOffice/24.8.4.2$Linux_X86_64 LibreOffice_project/3e97788786b20d724e2ed0ea7a111abce73cab63</meta:generator>
    <meta:document-statistic meta:table-count="0" meta:image-count="0" meta:object-count="0" meta:page-count="4" meta:paragraph-count="101" meta:word-count="1176" meta:character-count="7362" meta:non-whitespace-character-count="6308"/>
  </office:meta>
</office:document-meta>
</file>